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83cm" fo:min-width="1.84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5cm" fo:min-width="2.52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7cm" fo:min-width="4.463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41cm" fo:min-width="2.217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33cm" fo:min-width="2.217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83cm" fo:min-width="1.84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'Liberation Sans'" style:font-style-name="Regular" style:font-family-generic="swiss" style:font-pitch="variable" fo:font-size="32pt" style:font-family-asian="'Liberation Sans'" style:font-style-name-asian="Regular" style:font-family-generic-asian="swiss" style:font-pitch-asian="variable" style:font-size-asian="32pt" style:font-family-complex="'Liberation Sans'" style:font-style-name-complex="Regular" style:font-family-generic-complex="swiss" style:font-pitch-complex="variable" style:font-size-complex="32pt"/>
    </style:style>
    <style:style style:name="T3" style:family="text">
      <style:text-properties fo:font-family="'Liberation Sans'" style:font-family-generic="roman" style:font-pitch="variable" fo:font-size="32pt" style:font-family-asian="'Liberation Sans'" style:font-style-name-asian="Regular" style:font-family-generic-asian="swiss" style:font-pitch-asian="variable" style:font-size-asian="32pt" style:font-family-complex="'Liberation Sans'" style:font-style-name-complex="Regular" style:font-family-generic-complex="swiss" style:font-pitch-complex="variable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2.733cm" svg:height="1.517cm" svg:x="2.335cm" svg:y="9.28cm">
          <draw:text-box>
            <text:p><text:span text:style-name="T1">r1=x</text:span></text:p>
          </draw:text-box>
        </draw:frame>
        <draw:connector draw:style-name="gr2" draw:text-style-name="P2" draw:layer="layout" draw:type="line" svg:x1="5.995cm" svg:y1="4.587cm" svg:x2="3.701cm" svg:y2="9.28cm" draw:end-shape="id1" draw:end-glue-point="0" svg:d="m5995 4587-2294 4693">
          <text:p/>
        </draw:connector>
        <draw:connector draw:style-name="gr2" draw:text-style-name="P2" draw:layer="layout" draw:type="line" svg:x1="5.995cm" svg:y1="4.587cm" svg:x2="8.826cm" svg:y2="5.971cm" draw:end-shape="id2" draw:end-glue-point="0" svg:d="m5995 4587 2831 1384">
          <text:p/>
        </draw:connector>
        <draw:custom-shape draw:style-name="gr3" draw:text-style-name="P2" draw:layer="layout" svg:width="3.847cm" svg:height="2.906cm" svg:x="12.169cm" svg:y="2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id="id2" draw:layer="layout" svg:width="3.393cm" svg:height="1.517cm" svg:x="7.13cm" svg:y="5.971cm">
          <draw:text-box>
            <text:p><text:span text:style-name="T1">br q ?</text:span></text:p>
          </draw:text-box>
        </draw:frame>
        <draw:connector draw:style-name="gr2" draw:text-style-name="P3" draw:layer="layout" draw:type="line" svg:x1="8.826cm" svg:y1="7.488cm" svg:x2="3.701cm" svg:y2="9.28cm" draw:start-shape="id2" draw:start-glue-point="2" draw:end-shape="id1" draw:end-glue-point="0" svg:d="m8826 7488-5125 1792">
          <text:p/>
        </draw:connector>
        <draw:frame draw:style-name="gr4" draw:text-style-name="P1" draw:layer="layout" svg:width="3.33cm" svg:height="1.517cm" svg:x="5.091cm" svg:y="3.071cm">
          <draw:text-box>
            <text:p><text:span text:style-name="T1">br c ?</text:span></text:p>
          </draw:text-box>
        </draw:frame>
        <draw:frame draw:style-name="gr5" draw:text-style-name="P1" draw:id="id3" draw:layer="layout" svg:width="5.467cm" svg:height="1.517cm" svg:x="4.023cm" svg:y="12.869cm">
          <draw:text-box>
            <text:p><text:span text:style-name="T1">r=</text:span><text:span text:style-name="T2">Ф</text:span><text:span text:style-name="T3">(r1,r2)</text:span></text:p>
          </draw:text-box>
        </draw:frame>
        <draw:frame draw:style-name="gr6" draw:text-style-name="P1" draw:id="id4" draw:layer="layout" svg:width="2.733cm" svg:height="1.517cm" svg:x="7.509cm" svg:y="9.28cm">
          <draw:text-box>
            <text:p><text:span text:style-name="T1">r2=y</text:span></text:p>
          </draw:text-box>
        </draw:frame>
        <draw:connector draw:style-name="gr2" draw:text-style-name="P3" draw:layer="layout" draw:type="line" svg:x1="3.701cm" svg:y1="10.797cm" svg:x2="6.756cm" svg:y2="12.869cm" draw:start-shape="id1" draw:start-glue-point="2" draw:end-shape="id3" draw:end-glue-point="0" svg:d="m3701 10797 3055 2072">
          <text:p/>
        </draw:connector>
        <draw:connector draw:style-name="gr2" draw:text-style-name="P3" draw:layer="layout" draw:type="line" svg:x1="8.875cm" svg:y1="10.797cm" svg:x2="6.756cm" svg:y2="12.869cm" draw:start-shape="id4" draw:start-glue-point="2" draw:end-shape="id3" draw:end-glue-point="0" svg:d="m8875 10797-2119 2072">
          <text:p/>
        </draw:connector>
        <draw:connector draw:style-name="gr2" draw:text-style-name="P3" draw:layer="layout" draw:type="line" svg:x1="8.826cm" svg:y1="7.488cm" svg:x2="8.875cm" svg:y2="9.28cm" draw:start-shape="id2" draw:start-glue-point="2" draw:end-shape="id4" draw:end-glue-point="0" svg:d="m8826 7488 49 1792">
          <text:p/>
        </draw:connector>
        <draw:frame draw:style-name="gr7" draw:text-style-name="P1" draw:id="id7" draw:layer="layout" svg:width="2.733cm" svg:height="1.517cm" svg:x="21.909cm" svg:y="9.78cm">
          <draw:text-box>
            <text:p><text:span text:style-name="T1">r2=y</text:span></text:p>
          </draw:text-box>
        </draw:frame>
        <draw:frame draw:style-name="gr4" draw:text-style-name="P1" draw:id="id5" draw:layer="layout" svg:width="7.805cm" svg:height="2.783cm" svg:x="17.131cm" svg:y="2.671cm">
          <draw:text-box>
            <text:p><text:span text:style-name="T1">t = c (or,and) q</text:span></text:p>
            <text:p><text:span text:style-name="T1">br t ?</text:span></text:p>
          </draw:text-box>
        </draw:frame>
        <draw:frame draw:style-name="gr5" draw:text-style-name="P1" draw:id="id8" draw:layer="layout" svg:width="5.467cm" svg:height="1.517cm" svg:x="18.3cm" svg:y="15.569cm">
          <draw:text-box>
            <text:p><text:span text:style-name="T1">r=</text:span><text:span text:style-name="T2">Ф</text:span><text:span text:style-name="T3">(r1,r2)</text:span></text:p>
          </draw:text-box>
        </draw:frame>
        <draw:connector draw:style-name="gr2" draw:text-style-name="P2" draw:layer="layout" draw:type="line" svg:x1="21.033cm" svg:y1="5.454cm" svg:x2="18.702cm" svg:y2="9.78cm" draw:start-shape="id5" draw:start-glue-point="2" draw:end-shape="id6" draw:end-glue-point="0" svg:d="m21033 5454-2331 4326">
          <text:p/>
        </draw:connector>
        <draw:connector draw:style-name="gr2" draw:text-style-name="P2" draw:layer="layout" draw:type="line" svg:x1="21.033cm" svg:y1="5.454cm" svg:x2="23.275cm" svg:y2="9.78cm" draw:start-shape="id5" draw:start-glue-point="2" draw:end-shape="id7" draw:end-glue-point="0" svg:d="m21033 5454 2242 4326">
          <text:p/>
        </draw:connector>
        <draw:connector draw:style-name="gr2" draw:text-style-name="P2" draw:layer="layout" draw:type="line" svg:x1="23.275cm" svg:y1="11.297cm" svg:x2="21.033cm" svg:y2="15.569cm" draw:start-shape="id7" draw:start-glue-point="2" draw:end-shape="id8" draw:end-glue-point="0" svg:d="m23275 11297-2242 4272">
          <text:p/>
        </draw:connector>
        <draw:connector draw:style-name="gr2" draw:text-style-name="P2" draw:layer="layout" draw:type="line" svg:x1="18.702cm" svg:y1="11.297cm" svg:x2="21.033cm" svg:y2="15.569cm" draw:start-shape="id6" draw:start-glue-point="2" draw:end-shape="id8" draw:end-glue-point="0" svg:d="m18702 11297 2331 4272">
          <text:p/>
        </draw:connector>
        <draw:frame draw:style-name="gr8" draw:text-style-name="P1" draw:id="id6" draw:layer="layout" svg:width="2.733cm" svg:height="1.517cm" svg:x="17.336cm" svg:y="9.78cm">
          <draw:text-box>
            <text:p><text:span text:style-name="T1">r1=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3T08:24:42</meta:creation-date>
    <dc:date>2010-01-14T13:27:24</dc:date>
    <meta:editing-duration>PT01H53M15S</meta:editing-duration>
    <meta:editing-cycles>15</meta:editing-cycles>
    <meta:generator>OpenOffice.org/3.1$Linux OpenOffice.org_project/310m19$Build-9420</meta:generator>
    <meta:document-statistic meta:object-count="20"/>
  </office:meta>
</office:document-meta>
</file>